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53">
      <style:paragraph-properties fo:text-align="start" style:justify-single-word="false"/>
    </style:style>
    <style:style style:name="P3" style:family="paragraph" style:parent-style-name="Text_20_body" style:list-style-name="L53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PRACTICE</text:p>
      <text:p text:style-name="Text_20_body"><text:span text:style-name="Strong_20_Emphasis"/></text:p>
      <text:list xml:id="list7300673611563283243" text:style-name="L53">
        <text:list-item>
          <text:p text:style-name="P3">Read a name and age; print <text:span text:style-name="Source_20_Text">"Alice will be 30 in 5 years"</text:span> format using f-strings.</text:p>
        </text:list-item>
        <text:list-item>
          <text:p text:style-name="P3">Reverse a String (without slicing) </text:p>
        </text:list-item>
        <text:list-item>
          <text:p text:style-name="P3">Compute area and circumference of a circle from radius (use <text:span text:style-name="Source_20_Text">pi = 3.14159</text:span>).</text:p>
        </text:list-item>
        <text:list-item>
          <text:p text:style-name="P3">Given a string, print first/last char, middle slice, and reversed string.</text:p>
        </text:list-item>
        <text:list-item>
          <text:p text:style-name="P3">Parse a comma-separated string of integers into a list of <text:span text:style-name="Source_20_Text">int</text:span> and print sum/mean.</text:p>
        </text:list-item>
        <text:list-item>
          <text:p text:style-name="P3">Implement a simple calculator reading <text:span text:style-name="Source_20_Text">a op b</text:span> (e.g., <text:span text:style-name="Source_20_Text">10 * 3</text:span>) and output result. Handle <text:span text:style-name="Source_20_Text">+ - * / // % **</text:span>.</text:p>
        </text:list-item>
        <text:list-item>
          <text:p text:style-name="P3">Dynamic vs static typing in Python—implications for variable assignment?</text:p>
        </text:list-item>
        <text:list-item>
          <text:p text:style-name="P3">Difference between <text:span text:style-name="Source_20_Text">/</text:span> and <text:span text:style-name="Source_20_Text">//</text:span>? Between <text:span text:style-name="Source_20_Text">==</text:span> and <text:span text:style-name="Source_20_Text">is</text:span>?</text:p>
        </text:list-item>
        <text:list-item>
          <text:p text:style-name="P3">Truthy/falsey rules in Python?</text:p>
        </text:list-item>
        <text:list-item>
          <text:p text:style-name="P3">String immutability: what operations create new objects?</text:p>
        </text:list-item>
        <text:list-item>
          <text:p text:style-name="P2">How does <text:span text:style-name="Source_20_Text">input()</text:span> return value type; how to safely convert?</text:p>
        </text:list-item>
        <text:list-item>
          <text:p text:style-name="P3">Classify a number as positive/negative/zero.</text:p>
        </text:list-item>
        <text:list-item>
          <text:p text:style-name="P3">Sum all numbers from 1..N using a <text:span text:style-name="Source_20_Text">for</text:span> loop.</text:p>
        </text:list-item>
        <text:list-item>
          <text:p text:style-name="P3">Print all multiples of 3 between A and B (inclusive).</text:p>
        </text:list-item>
        <text:list-item>
          <text:p text:style-name="P3">Check if a number is prime using loop + break/else.</text:p>
        </text:list-item>
        <text:list-item>
          <text:p text:style-name="P3">Generate Fibonacci numbers ≤ N using <text:span text:style-name="Source_20_Text">while</text:span>.</text:p>
        </text:list-item>
        <text:list-item>
          <text:p text:style-name="P3">When does <text:span text:style-name="Source_20_Text">for ... else</text:span> execute the <text:span text:style-name="Source_20_Text">else</text:span>?</text:p>
        </text:list-item>
        <text:list-item>
          <text:p text:style-name="P3">Differences between <text:span text:style-name="Source_20_Text">break</text:span> and <text:span text:style-name="Source_20_Text">continue</text:span>.</text:p>
        </text:list-item>
        <text:list-item>
          <text:p text:style-name="P3">When to prefer <text:span text:style-name="Source_20_Text">while</text:span> over <text:span text:style-name="Source_20_Text">for</text:span>?</text:p>
        </text:list-item>
        <text:list-item>
          <text:p text:style-name="P3">Short-circuiting in boolean expressions.</text:p>
        </text:list-item>
        <text:list-item>
          <text:p text:style-name="P2">Avoiding infinite loops—patterns.</text:p>
        </text:list-item>
        <text:list-item>
          <text:p text:style-name="P3">Remove duplicates from a list while preserving order.</text:p>
        </text:list-item>
        <text:list-item>
          <text:p text:style-name="P3">Count character frequency in a string into a dict.</text:p>
        </text:list-item>
        <text:list-item>
          <text:p text:style-name="P3">Merge two dicts; for common keys, sum values.</text:p>
        </text:list-item>
        <text:list-item>
          <text:p text:style-name="P3">Given a list of tuples <text:span text:style-name="Source_20_Text">(name, score)</text:span>, get top 3 by score.</text:p>
        </text:list-item>
        <text:list-item>
          <text:p text:style-name="P3">Implement set operations (union/intersection) manually using loops.</text:p>
        </text:list-item>
        <text:list-item>
          <text:p text:style-name="P3">List vs tuple—use cases and performance.</text:p>
        </text:list-item>
        <text:list-item>
          <text:p text:style-name="P3">Set/dict internal structure (hashing) at a high level.</text:p>
        </text:list-item>
        <text:list-item>
          <text:p text:style-name="P3">Common list methods and their time complexity (amortized).</text:p>
        </text:list-item>
        <text:list-item>
          <text:p text:style-name="P3">What is a comprehension; generator vs list comprehension?</text:p>
        </text:list-item>
        <text:list-item>
          <text:p text:style-name="P2">When do dict keys need to be immutable/hashable?</text:p>
        </text:list-item>
        <text:list-item>
          <text:p text:style-name="P3">Implement <text:span text:style-name="Source_20_Text">power(x, n)</text:span> recursively.</text:p>
        </text:list-item>
        <text:list-item>
          <text:p text:style-name="P3">Write <text:span text:style-name="Source_20_Text">flatten_one_level(lst)</text:span> that flattens one nesting level.</text:p>
        </text:list-item>
        <text:list-item>
          <text:p text:style-name="P3"><text:soft-page-break/>Implement <text:span text:style-name="Source_20_Text">memoized_fib(n)</text:span> using a dict cache.</text:p>
        </text:list-item>
        <text:list-item>
          <text:p text:style-name="P3">Write <text:span text:style-name="Source_20_Text">compose(f, g)</text:span> returning a function <text:span text:style-name="Source_20_Text">h(x)=f(g(x))</text:span>.</text:p>
        </text:list-item>
        <text:list-item>
          <text:p text:style-name="P3">Build <text:span text:style-name="Source_20_Text">partial_sum(*nums)</text:span> returning a closure that remembers cumulative sum.</text:p>
        </text:list-item>
        <text:list-item>
          <text:p text:style-name="P3">Positional-only, keyword-only parameters (syntax and use cases).</text:p>
        </text:list-item>
        <text:list-item>
          <text:p text:style-name="P3">Default arg pitfalls with mutable types.</text:p>
        </text:list-item>
        <text:list-item>
          <text:p text:style-name="P3">Explain first-class functions and closures with examples.</text:p>
        </text:list-item>
        <text:list-item>
          <text:p text:style-name="P3">Tail recursion in Python—supported? (No optimization.)</text:p>
        </text:list-item>
        <text:list-item>
          <text:p text:style-name="P2">Uses of <text:span text:style-name="Source_20_Text">*args</text:span> and <text:span text:style-name="Source_20_Text">**kwargs</text:span>.</text:p>
        </text:list-item>
        <text:list-item>
          <text:p text:style-name="P3">Copy a file line-by-line.</text:p>
        </text:list-item>
        <text:list-item>
          <text:p text:style-name="P3">Count words and lines in a file.</text:p>
        </text:list-item>
        <text:list-item>
          <text:p text:style-name="P3">Write CSV writer/reader without using <text:span text:style-name="Source_20_Text">csv</text:span> (then repeat with <text:span text:style-name="Source_20_Text">csv</text:span>).</text:p>
        </text:list-item>
        <text:list-item>
          <text:p text:style-name="P3">Append logs with timestamps.</text:p>
        </text:list-item>
        <text:list-item>
          <text:p text:style-name="P3">Safely read a binary file and compute its SHA-256 (<text:span text:style-name="Source_20_Text">hashlib</text:span>).</text:p>
        </text:list-item>
        <text:list-item>
          <text:p text:style-name="P3">Why use <text:span text:style-name="Source_20_Text">with</text:span> for files?</text:p>
        </text:list-item>
        <text:list-item>
          <text:p text:style-name="P3">Difference between <text:span text:style-name="Source_20_Text">w</text:span> and <text:span text:style-name="Source_20_Text">a</text:span>.</text:p>
        </text:list-item>
        <text:list-item>
          <text:p text:style-name="P3">Handling encoding errors.</text:p>
        </text:list-item>
        <text:list-item>
          <text:p text:style-name="P3">Reading large files efficiently.</text:p>
        </text:list-item>
        <text:list-item>
          <text:p text:style-name="P2">File descriptors vs file objects (high-level).</text:p>
        </text:list-item>
        <text:list-item>
          <text:p text:style-name="P3">Implement <text:span text:style-name="Source_20_Text">Vector2D</text:span> with <text:span text:style-name="Source_20_Text">+</text:span>, <text:span text:style-name="Source_20_Text">-</text:span>, and <text:span text:style-name="Source_20_Text">len()</text:span> via dunder methods.</text:p>
        </text:list-item>
        <text:list-item>
          <text:p text:style-name="P3">Create <text:span text:style-name="Source_20_Text">Employee</text:span> base and <text:span text:style-name="Source_20_Text">Manager</text:span>, <text:span text:style-name="Source_20_Text">Engineer</text:span> subclasses with role-specific methods.</text:p>
        </text:list-item>
        <text:list-item>
          <text:p text:style-name="P3">Add property validation for email on a <text:span text:style-name="Source_20_Text">User</text:span> class.</text:p>
        </text:list-item>
        <text:list-item>
          <text:p text:style-name="P3">Implement iterable <text:span text:style-name="Source_20_Text">Deck</text:span> that yields cards and supports <text:span text:style-name="Source_20_Text">len()</text:span>.</text:p>
        </text:list-item>
        <text:list-item>
          <text:p text:style-name="P3">Convert a simple class to <text:span text:style-name="Source_20_Text">@dataclass</text:span> and compare.</text:p>
        </text:list-item>
        <text:list-item>
          <text:p text:style-name="P3">Difference between instance, class, and static methods.</text:p>
        </text:list-item>
        <text:list-item>
          <text:p text:style-name="P3">Method resolution order (MRO) in multiple inheritance.</text:p>
        </text:list-item>
        <text:list-item>
          <text:p text:style-name="P3"><text:span text:style-name="Source_20_Text">__repr__</text:span> vs <text:span text:style-name="Source_20_Text">__str__</text:span>; importance for debugging.</text:p>
        </text:list-item>
        <text:list-item>
          <text:p text:style-name="P3">How properties work; computed attributes.</text:p>
        </text:list-item>
        <text:list-item>
          <text:p text:style-name="P2">When to choose composition over inheritance.</text:p>
        </text:list-item>
        <text:list-item>
          <text:p text:style-name="P3">Wrap division to handle <text:span text:style-name="Source_20_Text">ZeroDivisionError</text:span>.</text:p>
        </text:list-item>
        <text:list-item>
          <text:p text:style-name="P3">Validate user input loop until correct int.</text:p>
        </text:list-item>
        <text:list-item>
          <text:p text:style-name="P3">Implement custom exception in banking example.</text:p>
        </text:list-item>
        <text:list-item>
          <text:p text:style-name="P3">Use <text:span text:style-name="Source_20_Text">try/except/else/finally</text:span> in file processing.</text:p>
        </text:list-item>
        <text:list-item>
          <text:p text:style-name="P3">Convert sentinel error codes to exceptions.</text:p>
        </text:list-item>
        <text:list-item>
          <text:p text:style-name="P3">Flow of <text:span text:style-name="Source_20_Text">try/except/else/finally</text:span>.</text:p>
        </text:list-item>
        <text:list-item>
          <text:p text:style-name="P3">When to catch broad <text:span text:style-name="Source_20_Text">Exception</text:span> vs specific.</text:p>
        </text:list-item>
        <text:list-item>
          <text:p text:style-name="P3">Raising vs returning error codes—tradeoffs.</text:p>
        </text:list-item>
        <text:list-item>
          <text:p text:style-name="P3"><text:soft-page-break/>Context manager exceptions.</text:p>
        </text:list-item>
        <text:list-item>
          <text:p text:style-name="P2">Stack traces and debugging.</text:p>
        </text:list-item>
        <text:list-item>
          <text:p text:style-name="P3">Write <text:span text:style-name="Source_20_Text">even_numbers(n)</text:span> generator.</text:p>
        </text:list-item>
        <text:list-item>
          <text:p text:style-name="P3">Infinite generator of Fibonacci numbers; stop after first 20.</text:p>
        </text:list-item>
        <text:list-item>
          <text:p text:style-name="P3">Pipeline generators: read file -&gt; yield stripped lines -&gt; filter non-empty.</text:p>
        </text:list-item>
        <text:list-item>
          <text:p text:style-name="P3">Re-implement <text:span text:style-name="Source_20_Text">zip</text:span> via a generator.</text:p>
        </text:list-item>
        <text:list-item>
          <text:p text:style-name="P3">Build a paginated API fetch simulator using a generator (mock data).</text:p>
        </text:list-item>
        <text:list-item>
          <text:p text:style-name="P3"><text:span text:style-name="Strong_20_Emphasis"/></text:p>
        </text:list-item>
        <text:list-item>
          <text:p text:style-name="P3">Iterator protocol in Python.</text:p>
        </text:list-item>
        <text:list-item>
          <text:p text:style-name="P3">Differences: list vs generator expression.</text:p>
        </text:list-item>
        <text:list-item>
          <text:p text:style-name="P3"><text:span text:style-name="Source_20_Text">yield from</text:span> usage.</text:p>
        </text:list-item>
        <text:list-item>
          <text:p text:style-name="P3">When generators improve performance.</text:p>
        </text:list-item>
        <text:list-item>
          <text:p text:style-name="P2">StopIteration—how it propagates.</text:p>
        </text:list-item>
        <text:list-item>
          <text:p text:style-name="P3">Decorator to retry a function N times on exception.</text:p>
        </text:list-item>
        <text:list-item>
          <text:p text:style-name="P3">Decorator to cache results (simple memoize).</text:p>
        </text:list-item>
        <text:list-item>
          <text:p text:style-name="P3">Context manager that temporarily changes the working directory.</text:p>
        </text:list-item>
        <text:list-item>
          <text:p text:style-name="P3">Context manager to suppress specified exceptions.</text:p>
        </text:list-item>
        <text:list-item>
          <text:p text:style-name="P3">Decorator adding role-based access control check.</text:p>
        </text:list-item>
        <text:list-item>
          <text:p text:style-name="P3">How decorators are applied; preserving metadata (<text:span text:style-name="Source_20_Text">functools.wraps</text:span>).</text:p>
        </text:list-item>
        <text:list-item>
          <text:p text:style-name="P3">Use cases for context managers beyond files.</text:p>
        </text:list-item>
        <text:list-item>
          <text:p text:style-name="P3">What does <text:span text:style-name="Source_20_Text">@classmethod</text:span> / <text:span text:style-name="Source_20_Text">@staticmethod</text:span> do?</text:p>
        </text:list-item>
        <text:list-item>
          <text:p text:style-name="P3">Multiple decorators stacking order.</text:p>
        </text:list-item>
        <text:list-item>
          <text:p text:style-name="P2">Difference between decorator function and decorator factory.</text:p>
        </text:list-item>
        <text:list-item>
          <text:p text:style-name="P3">Validate IPv4 address.</text:p>
        </text:list-item>
        <text:list-item>
          <text:p text:style-name="P3">Extract all hashtags from text.</text:p>
        </text:list-item>
        <text:list-item>
          <text:p text:style-name="P3">Replace multiple spaces with a single space.</text:p>
        </text:list-item>
        <text:list-item>
          <text:p text:style-name="P3">Parse <text:span text:style-name="Source_20_Text">key=value</text:span> pairs into a dict.</text:p>
        </text:list-item>
        <text:list-item>
          <text:p text:style-name="P3">Mask credit card digits except last 4.</text:p>
        </text:list-item>
        <text:list-item>
          <text:p text:style-name="P3"><text:span text:style-name="Source_20_Text">match</text:span> vs <text:span text:style-name="Source_20_Text">search</text:span>.</text:p>
        </text:list-item>
        <text:list-item>
          <text:p text:style-name="P3">Greedy vs non-greedy quantifiers.</text:p>
        </text:list-item>
        <text:list-item>
          <text:p text:style-name="P3">Use of anchors <text:span text:style-name="Source_20_Text">^</text:span> and <text:span text:style-name="Source_20_Text">$</text:span>, word boundary <text:span text:style-name="Source_20_Text">\b</text:span>.</text:p>
        </text:list-item>
        <text:list-item>
          <text:p text:style-name="P3">Pre-compiling patterns with <text:span text:style-name="Source_20_Text">re.compile</text:span>.</text:p>
        </text:list-item>
        <text:list-item>
          <text:p text:style-name="P2">Multiline and DOTALL flags.</text:p>
        </text:list-item>
        <text:list-item>
          <text:p text:style-name="P3">Use threads to download multiple URLs (I/O bound).</text:p>
        </text:list-item>
        <text:list-item>
          <text:p text:style-name="P3">Use process pool to compute primes in a range.</text:p>
        </text:list-item>
        <text:list-item>
          <text:p text:style-name="P3">Convert a synchronous API client to <text:span text:style-name="Source_20_Text">asyncio</text:span> using <text:span text:style-name="Source_20_Text">aiohttp</text:span>.</text:p>
        </text:list-item>
        <text:list-item>
          <text:p text:style-name="P3"><text:soft-page-break/>Benchmark <text:span text:style-name="Source_20_Text">threading</text:span> vs <text:span text:style-name="Source_20_Text">multiprocessing</text:span> for a CPU task.</text:p>
        </text:list-item>
        <text:list-item>
          <text:p text:style-name="P3">Implement a producer–consumer with <text:span text:style-name="Source_20_Text">queue.Queue</text:span>.</text:p>
        </text:list-item>
        <text:list-item>
          <text:p text:style-name="P3">What is the GIL; when does it matter?</text:p>
        </text:list-item>
        <text:list-item>
          <text:p text:style-name="P3">When to choose threads vs processes vs asyncio?</text:p>
        </text:list-item>
        <text:list-item>
          <text:p text:style-name="P3">Thread safety; using <text:span text:style-name="Source_20_Text">Lock</text:span>, <text:span text:style-name="Source_20_Text">Queue</text:span>.</text:p>
        </text:list-item>
        <text:list-item>
          <text:p text:style-name="P3">Cancellation and timeouts in <text:span text:style-name="Source_20_Text">asyncio</text:span>.</text:p>
        </text:list-item>
        <text:list-item>
          <text:p text:style-name="P2">Pickling constraints in multiprocessing.</text:p>
        </text:list-item>
        <text:list-item>
          <text:p text:style-name="P3"><text:span text:style-name="Strong_20_Emphasis"/></text:p>
        </text:list-item>
        <text:list-item>
          <text:p text:style-name="P3">Use <text:span text:style-name="Source_20_Text">Counter</text:span> to find top-k frequent words.</text:p>
        </text:list-item>
        <text:list-item>
          <text:p text:style-name="P3">Use <text:span text:style-name="Source_20_Text">pathlib</text:span> to list all <text:span text:style-name="Source_20_Text">.py</text:span> files recursively.</text:p>
        </text:list-item>
        <text:list-item>
          <text:p text:style-name="P3">Use <text:span text:style-name="Source_20_Text">deque</text:span> to implement fixed-size rolling window average.</text:p>
        </text:list-item>
        <text:list-item>
          <text:p text:style-name="P3">Use <text:span text:style-name="Source_20_Text">itertools.groupby</text:span> to compress consecutive duplicates.</text:p>
        </text:list-item>
        <text:list-item>
          <text:p text:style-name="P3">Serialize/deserialize objects with <text:span text:style-name="Source_20_Text">json</text:span>.</text:p>
        </text:list-item>
        <text:list-item>
          <text:p text:style-name="P3">Differences: <text:span text:style-name="Source_20_Text">os.path</text:span> vs <text:span text:style-name="Source_20_Text">pathlib</text:span>.</text:p>
        </text:list-item>
        <text:list-item>
          <text:p text:style-name="P3">Use cases for <text:span text:style-name="Source_20_Text">defaultdict</text:span> and <text:span text:style-name="Source_20_Text">Counter</text:span>.</text:p>
        </text:list-item>
        <text:list-item>
          <text:p text:style-name="P3">Benefits of <text:span text:style-name="Source_20_Text">lru_cache</text:span>.</text:p>
        </text:list-item>
        <text:list-item>
          <text:p text:style-name="P3">Itertools patterns (<text:span text:style-name="Source_20_Text">islice</text:span>, <text:span text:style-name="Source_20_Text">groupby</text:span>, <text:span text:style-name="Source_20_Text">accumulate</text:span>).</text:p>
        </text:list-item>
        <text:list-item>
          <text:p text:style-name="P2">Timezone-aware datetimes.</text:p>
        </text:list-item>
        <text:list-item>
          <text:p text:style-name="P3">Create a new venv and install <text:span text:style-name="Source_20_Text">requests</text:span>, <text:span text:style-name="Source_20_Text">pytest</text:span>.</text:p>
        </text:list-item>
        <text:list-item>
          <text:p text:style-name="P3">Export and rehydrate environment from <text:span text:style-name="Source_20_Text">requirements.txt</text:span>.</text:p>
        </text:list-item>
        <text:list-item>
          <text:p text:style-name="P3">Use <text:span text:style-name="Source_20_Text">pip list --outdated</text:span> and update a package safely.</text:p>
        </text:list-item>
        <text:list-item>
          <text:p text:style-name="P3">Create a minimal <text:span text:style-name="Source_20_Text">setup.cfg</text:span>/<text:span text:style-name="Source_20_Text">pyproject.toml</text:span> for linters (optional).</text:p>
        </text:list-item>
        <text:list-item>
          <text:p text:style-name="P3">Use <text:span text:style-name="Source_20_Text">pip install -e .</text:span> for editable local package (optional).</text:p>
        </text:list-item>
        <text:list-item>
          <text:p text:style-name="P3">Why use virtual environments?</text:p>
        </text:list-item>
        <text:list-item>
          <text:p text:style-name="P3">Pinning versions: pros/cons.</text:p>
        </text:list-item>
        <text:list-item>
          <text:p text:style-name="P3">Difference between <text:span text:style-name="Source_20_Text">requirements.txt</text:span> vs <text:span text:style-name="Source_20_Text">pyproject.toml</text:span>.</text:p>
        </text:list-item>
        <text:list-item>
          <text:p text:style-name="P3">Site-packages vs project-local packages.</text:p>
        </text:list-item>
        <text:list-item>
          <text:p text:style-name="P2">How to handle dependency conflicts.</text:p>
        </text:list-item>
        <text:list-item>
          <text:p text:style-name="P3">Write unit tests for a calculator module.</text:p>
        </text:list-item>
        <text:list-item>
          <text:p text:style-name="P3">Parametrize tests for edge cases (zero, negatives).</text:p>
        </text:list-item>
        <text:list-item>
          <text:p text:style-name="P3">Use fixtures in pytest to set up temporary files.</text:p>
        </text:list-item>
        <text:list-item>
          <text:p text:style-name="P3">Add CI-friendly commands (<text:span text:style-name="Source_20_Text">pytest -q</text:span>).</text:p>
        </text:list-item>
        <text:list-item>
          <text:p text:style-name="P3">Measure coverage with <text:span text:style-name="Source_20_Text">coverage.py</text:span>.</text:p>
        </text:list-item>
        <text:list-item>
          <text:p text:style-name="P3">Difference: unittest vs pytest.</text:p>
        </text:list-item>
        <text:list-item>
          <text:p text:style-name="P3">What is a fixture?</text:p>
        </text:list-item>
        <text:list-item>
          <text:p text:style-name="P3"><text:soft-page-break/>Mocks and patching (<text:span text:style-name="Source_20_Text">unittest.mock</text:span> basics).</text:p>
        </text:list-item>
        <text:list-item>
          <text:p text:style-name="P3">Test isolation and determinism.</text:p>
        </text:list-item>
        <text:list-item>
          <text:p text:style-name="P2">Organizing tests and naming conventions.</text:p>
        </text:list-item>
        <text:list-item>
          <text:p text:style-name="P3">Implement binary search (iterative &amp; recursive).</text:p>
        </text:list-item>
        <text:list-item>
          <text:p text:style-name="P3">Merge intervals and return non-overlapping list.</text:p>
        </text:list-item>
        <text:list-item>
          <text:p text:style-name="P3">Group anagrams.</text:p>
        </text:list-item>
        <text:list-item>
          <text:p text:style-name="P3">LRU cache (dict + doubly linked list or <text:span text:style-name="Source_20_Text">OrderedDict</text:span>).</text:p>
        </text:list-item>
        <text:list-item>
          <text:p text:style-name="P3">K-th largest element (heap).</text:p>
        </text:list-item>
        <text:list-item>
          <text:p text:style-name="P3">Time/space tradeoffs of common data structures.</text:p>
        </text:list-item>
        <text:list-item>
          <text:p text:style-name="P3">When to use heap vs sort.</text:p>
        </text:list-item>
        <text:list-item>
          <text:p text:style-name="P3">Detect cycle in linked list (Floyd’s algorithm).</text:p>
        </text:list-item>
        <text:list-item>
          <text:p text:style-name="P3">Complexity of dictionary operations.</text:p>
        </text:list-item>
        <text:list-item>
          <text:p text:style-name="P2">Designing a rate limiter (conceptual + data structure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0T12:48:54.62</meta:creation-date>
    <dc:date>2025-08-21T13:04:57.42</dc:date>
    <dc:creator>Sreya </dc:creator>
    <meta:editing-duration>P1DT15M54S</meta:editing-duration>
    <meta:editing-cycles>22</meta:editing-cycles>
    <meta:generator>OpenOffice/4.1.3$Win32 OpenOffice.org_project/413m1$Build-9783</meta:generator>
    <meta:document-statistic meta:table-count="0" meta:image-count="0" meta:object-count="0" meta:page-count="5" meta:paragraph-count="152" meta:word-count="1145" meta:character-count="7161"/>
  </office:meta>
</office:document-meta>
</file>